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3000001A5766D48D5FA87520E.png" manifest:media-type="image/png"/>
  <manifest:file-entry manifest:full-path="Pictures/100000000000015E00000158FBCB87B5E456BD1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-color="#ffffff" draw:textarea-horizontal-align="justify" draw:textarea-vertical-align="middle" draw:auto-grow-height="false" fo:min-height="0.05cm" fo:min-width="0cm"/>
    </style:style>
    <style:style style:name="gr2" style:family="graphic" style:parent-style-name="standard">
      <style:graphic-properties svg:stroke-width="0.053cm" svg:stroke-color="#666666" draw:marker-start-width="0.28cm" draw:marker-end-width="0.28cm" draw:opacity="0%" draw:textarea-horizontal-align="justify" draw:textarea-vertical-align="middle" draw:auto-grow-height="false" fo:min-height="4.496cm" fo:min-width="3.082cm" fo:padding-top="0.152cm" fo:padding-bottom="0.152cm" fo:padding-left="0.277cm" fo:padding-right="0.27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4.759cm" fo:min-width="0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28cm" svg:stroke-color="#b2b2b2" draw:marker-start-width="0.242cm" draw:marker-end-width="0.242cm" draw:fill-color="#ffffff" draw:opacity="0%" draw:textarea-horizontal-align="justify" draw:textarea-vertical-align="middle" draw:auto-grow-height="false" fo:min-height="0.222cm" fo:min-width="0.272cm" fo:padding-top="0.139cm" fo:padding-bottom="0.139cm" fo:padding-left="0.264cm" fo:padding-right="0.264cm"/>
    </style:style>
    <style:style style:name="gr7" style:family="graphic" style:parent-style-name="objectwithoutfill">
      <style:graphic-properties draw:stroke="dash" draw:stroke-dash="Long_20_Dash" svg:stroke-width="0.028cm" svg:stroke-color="#ff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svg:stroke-width="0.028cm" svg:stroke-color="#ff0000" draw:marker-start-width="0.242cm" draw:marker-end-width="0.242cm" draw:fill-color="#ffffff" draw:textarea-horizontal-align="justify" draw:textarea-vertical-align="middle" draw:auto-grow-height="false" fo:min-height="0.022cm" fo:min-width="0cm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ff0000" draw:marker-start-width="0.242cm" draw:marker-end-width="0.242cm" draw:opacity="0%" draw:textarea-horizontal-align="justify" draw:textarea-vertical-align="middle" draw:auto-grow-height="false" fo:min-height="4.222cm" fo:min-width="5.072cm" fo:padding-top="0.139cm" fo:padding-bottom="0.139cm" fo:padding-left="0.264cm" fo:padding-right="0.264cm"/>
    </style:style>
    <style:style style:name="gr10" style:family="graphic" style:parent-style-name="standard">
      <style:graphic-properties svg:stroke-width="0.035cm" svg:stroke-color="#ff8000" draw:marker-start-width="0.252cm" draw:marker-end-width="0.252cm" draw:opacity="0%" draw:textarea-horizontal-align="justify" draw:textarea-vertical-align="middle" draw:auto-grow-height="false" fo:min-height="3.216cm" fo:min-width="4.466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ff8000" draw:marker-start-width="0.252cm" draw:marker-end-width="0.252cm" draw:fill-color="#ffffff" draw:opacity="0%" draw:textarea-horizontal-align="justify" draw:textarea-vertical-align="middle" draw:auto-grow-height="false" fo:min-height="0.216cm" fo:min-width="0.266cm" fo:padding-top="0.142cm" fo:padding-bottom="0.142cm" fo:padding-left="0.267cm" fo:padding-right="0.267cm"/>
    </style:style>
    <style:style style:name="gr12" style:family="graphic" style:parent-style-name="objectwithoutfill">
      <style:graphic-properties draw:stroke="dash" draw:stroke-dash="Long_20_Dash" svg:stroke-width="0.028cm" svg:stroke-color="#ff8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13" style:family="graphic" style:parent-style-name="objectwithoutfill">
      <style:graphic-properties draw:stroke="dash" draw:stroke-dash="Long_20_Dash" svg:stroke-width="0.028cm" svg:stroke-color="#ff8000" draw:marker-start-width="0.242cm" draw:marker-end-width="0.242cm" draw:fill="solid" draw:fill-color="#ffffff" draw:textarea-vertical-align="middle" fo:padding-top="0.139cm" fo:padding-bottom="0.139cm" fo:padding-left="0.264cm" fo:padding-right="0.26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09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93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8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style:paragraph-properties style:writing-mode="lr-tb"/>
      <style:text-properties fo:color="#666666" fo:font-size="7.5pt" style:font-size-asian="7.5pt" style:font-size-complex="7.5pt"/>
    </style:style>
    <style:style style:name="P4" style:family="paragraph">
      <loext:graphic-properties draw:fill="none" draw:fill-color="#ffffff"/>
      <style:paragraph-properties style:writing-mode="lr-tb"/>
      <style:text-properties fo:color="#666666" fo:font-size="7.5pt" style:font-size-asian="7.5pt" style:font-size-complex="7.5pt"/>
    </style:style>
    <style:style style:name="P5" style:family="paragraph">
      <style:paragraph-properties fo:text-align="center" style:writing-mode="lr-tb"/>
      <style:text-properties fo:color="#666666" fo:font-size="8pt" style:font-size-asian="8pt" style:font-size-complex="8pt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666666" fo:font-size="8pt" style:font-size-asian="8pt" style:font-size-complex="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 draw:opacity="0%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style:paragraph-properties style:writing-mode="lr-tb"/>
      <style:text-properties fo:color="#333333" fo:font-weight="bold" style:font-weight-asian="bold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color="#33333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45cm" svg:height="0.3cm" svg:x="1.022cm" svg:y="1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1.022cm" svg:y="1.5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1.022cm" svg:y="1.8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1.022cm" svg:y="2.1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1.022cm" svg:y="2.4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1.022cm" svg:y="2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1.022cm" svg:y="3.0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1.022cm" svg:y="3.3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1.022cm" svg:y="3.6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1.022cm" svg:y="3.9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1.022cm" svg:y="4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1.022cm" svg:y="4.5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1.022cm" svg:y="4.8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1.022cm" svg:y="5.1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1.022cm" svg:y="5.4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1.022cm" svg:y="5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1.472cm" svg:y="1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1.472cm" svg:y="1.5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1.472cm" svg:y="1.8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1.472cm" svg:y="2.1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1.472cm" svg:y="2.4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1.472cm" svg:y="2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1.472cm" svg:y="3.0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1.472cm" svg:y="3.3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1.472cm" svg:y="3.6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1.472cm" svg:y="3.9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1.472cm" svg:y="4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1.472cm" svg:y="4.5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1.472cm" svg:y="4.8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1.472cm" svg:y="5.1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1.472cm" svg:y="5.4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1.472cm" svg:y="5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1.922cm" svg:y="1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1.922cm" svg:y="1.5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1.922cm" svg:y="1.8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1.922cm" svg:y="2.1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1.922cm" svg:y="2.4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1.922cm" svg:y="2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1.922cm" svg:y="3.0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1.922cm" svg:y="3.3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1.922cm" svg:y="3.6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1.922cm" svg:y="3.9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1.922cm" svg:y="4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1.922cm" svg:y="4.5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1.922cm" svg:y="4.8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1.922cm" svg:y="5.1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1.922cm" svg:y="5.4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1.922cm" svg:y="5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2.372cm" svg:y="1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2.372cm" svg:y="1.5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2.372cm" svg:y="1.8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2.372cm" svg:y="2.1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2.372cm" svg:y="2.4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2.372cm" svg:y="2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2.372cm" svg:y="3.0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2.372cm" svg:y="3.3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2.372cm" svg:y="3.6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2.372cm" svg:y="3.9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2.372cm" svg:y="4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2.372cm" svg:y="4.5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2.372cm" svg:y="4.8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2.372cm" svg:y="5.1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2.372cm" svg:y="5.4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2.372cm" svg:y="5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2.822cm" svg:y="1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2.822cm" svg:y="1.5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2.822cm" svg:y="1.8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2.822cm" svg:y="2.1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2.822cm" svg:y="2.4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2.822cm" svg:y="2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2.822cm" svg:y="3.0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2.822cm" svg:y="3.3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2.822cm" svg:y="3.6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2.822cm" svg:y="3.9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2.822cm" svg:y="4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2.822cm" svg:y="4.5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2.822cm" svg:y="4.8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2.822cm" svg:y="5.1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2.822cm" svg:y="5.4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2.822cm" svg:y="5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3.272cm" svg:y="1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3.272cm" svg:y="1.5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3.272cm" svg:y="1.8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3.272cm" svg:y="2.1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3.272cm" svg:y="2.4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3.272cm" svg:y="2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3.272cm" svg:y="3.0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3.272cm" svg:y="3.3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3.272cm" svg:y="3.6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3.272cm" svg:y="3.9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3.272cm" svg:y="4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3.272cm" svg:y="4.5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3.272cm" svg:y="4.8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3.272cm" svg:y="5.1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3.272cm" svg:y="5.4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3.272cm" svg:y="5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3.722cm" svg:y="1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3.722cm" svg:y="1.5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3.722cm" svg:y="1.8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3.722cm" svg:y="2.1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3.722cm" svg:y="2.4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3.722cm" svg:y="2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3.722cm" svg:y="3.0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3.722cm" svg:y="3.3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3.722cm" svg:y="3.6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3.722cm" svg:y="3.9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3.722cm" svg:y="4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3.722cm" svg:y="4.5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3.722cm" svg:y="4.8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3.722cm" svg:y="5.1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3.722cm" svg:y="5.4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3.722cm" svg:y="5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4.172cm" svg:y="1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4.172cm" svg:y="1.5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4.172cm" svg:y="1.8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4.172cm" svg:y="2.1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4.172cm" svg:y="2.4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4.172cm" svg:y="2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4.172cm" svg:y="3.0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4.172cm" svg:y="3.3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4.172cm" svg:y="3.6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4.172cm" svg:y="3.9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4.172cm" svg:y="4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4.172cm" svg:y="4.5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4.172cm" svg:y="4.8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4.172cm" svg:y="5.1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4.172cm" svg:y="5.4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5cm" svg:height="0.3cm" svg:x="4.172cm" svg:y="5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3.636cm" svg:height="4.8cm" svg:x="1.022cm" svg:y="1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3.883cm" svg:height="0.887cm" svg:x="0.922cm" svg:y="0.858cm">
            <draw:text-box>
              <text:p text:style-name="P3">1 <text:s text:c="3"/>2 <text:s text:c="3"/>3 <text:s text:c="3"/>4 <text:s text:c="3"/>5 <text:s text:c="3"/>6 <text:s text:c="3"/>7 <text:s text:c="3"/>8</text:p>
            </draw:text-box>
          </draw:frame>
          <draw:frame draw:style-name="gr4" draw:text-style-name="P6" draw:layer="layout" svg:width="0.953cm" svg:height="5.339cm" svg:x="0.482cm" svg:y="0.973cm">
            <draw:text-box>
              <text:p text:style-name="P5">A</text:p>
              <text:p text:style-name="P5">B</text:p>
              <text:p text:style-name="P5">C</text:p>
              <text:p text:style-name="P5">D</text:p>
              <text:p text:style-name="P5">E</text:p>
              <text:p text:style-name="P5">F</text:p>
              <text:p text:style-name="P5">G</text:p>
              <text:p text:style-name="P5">H</text:p>
              <text:p text:style-name="P5">I</text:p>
              <text:p text:style-name="P5">J</text:p>
              <text:p text:style-name="P5">K</text:p>
              <text:p text:style-name="P5">L</text:p>
              <text:p text:style-name="P5">M</text:p>
              <text:p text:style-name="P5">N</text:p>
              <text:p text:style-name="P5">O</text:p>
              <text:p text:style-name="P5">P</text:p>
            </draw:text-box>
          </draw:frame>
          <draw:frame draw:style-name="gr5" draw:text-style-name="P7" draw:layer="layout" svg:width="5.601cm" svg:height="4.5cm" svg:x="2.022cm" svg:y="2.758cm">
            <draw:image xlink:href="Pictures/100000000000015E00000158FBCB87B5E456BD10.png" xlink:type="simple" xlink:show="embed" xlink:actuate="onLoad" loext:mime-type="image/png">
              <text:p/>
            </draw:image>
          </draw:frame>
          <draw:custom-shape draw:style-name="gr6" draw:text-style-name="P8" draw:layer="layout" svg:width="0.8cm" svg:height="0.5cm" svg:x="2.022cm" svg:y="2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2.822cm" svg:y="2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3.622cm" svg:y="2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4.422cm" svg:y="2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5.222cm" svg:y="2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6.022cm" svg:y="2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6.822cm" svg:y="2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2.022cm" svg:y="3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2.822cm" svg:y="3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3.622cm" svg:y="3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4.422cm" svg:y="3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5.222cm" svg:y="3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6.022cm" svg:y="3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6.822cm" svg:y="3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2.022cm" svg:y="3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2.822cm" svg:y="3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3.622cm" svg:y="3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4.422cm" svg:y="3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5.222cm" svg:y="3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6.022cm" svg:y="3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6.822cm" svg:y="3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2.022cm" svg:y="4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2.822cm" svg:y="4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3.622cm" svg:y="4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4.422cm" svg:y="4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5.222cm" svg:y="4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6.022cm" svg:y="4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6.822cm" svg:y="4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2.022cm" svg:y="4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2.822cm" svg:y="4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3.622cm" svg:y="4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4.422cm" svg:y="4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5.222cm" svg:y="4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6.022cm" svg:y="4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6.822cm" svg:y="4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2.022cm" svg:y="5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2.822cm" svg:y="5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3.622cm" svg:y="5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4.422cm" svg:y="5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5.222cm" svg:y="5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6.022cm" svg:y="5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6.822cm" svg:y="5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2.022cm" svg:y="5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2.822cm" svg:y="5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3.622cm" svg:y="5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4.422cm" svg:y="5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5.222cm" svg:y="5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6.022cm" svg:y="5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6.822cm" svg:y="5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2.022cm" svg:y="6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2.822cm" svg:y="6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3.622cm" svg:y="6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4.422cm" svg:y="6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5.222cm" svg:y="6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6.022cm" svg:y="6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6.822cm" svg:y="6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2.022cm" svg:y="6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2.822cm" svg:y="6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3.622cm" svg:y="6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4.422cm" svg:y="6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5.222cm" svg:y="6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6.022cm" svg:y="6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8cm" svg:height="0.5cm" svg:x="6.822cm" svg:y="6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9" draw:layer="layout" svg:x1="1.435cm" svg:y1="2.18cm" svg:x2="1.943cm" svg:y2="7.26cm">
            <text:p/>
          </draw:line>
          <draw:custom-shape draw:style-name="gr8" draw:text-style-name="P1" draw:layer="layout" svg:width="0.45cm" svg:height="0.3cm" svg:x="1.472cm" svg:y="1.8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9" draw:layer="layout" svg:x1="1.527cm" svg:y1="1.874cm" svg:x2="2.07cm" svg:y2="2.815cm">
            <text:p/>
          </draw:line>
          <draw:line draw:style-name="gr7" draw:text-style-name="P9" draw:layer="layout" svg:x1="1.908cm" svg:y1="1.874cm" svg:x2="7.531cm" svg:y2="2.688cm">
            <text:p/>
          </draw:line>
          <draw:line draw:style-name="gr7" draw:text-style-name="P9" draw:layer="layout" svg:x1="1.908cm" svg:y1="2.128cm" svg:x2="2.622cm" svg:y2="2.763cm">
            <text:p/>
          </draw:line>
          <draw:custom-shape draw:style-name="gr9" draw:text-style-name="P2" draw:layer="layout" svg:width="5.6cm" svg:height="4.5cm" svg:x="2.022cm" svg:y="2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7" draw:layer="layout" svg:width="5cm" svg:height="3.5cm" svg:x="3.893cm" svg:y="0.533cm">
            <draw:image xlink:href="Pictures/10000000000001F3000001A5766D48D5FA87520E.png" xlink:type="simple" xlink:show="embed" xlink:actuate="onLoad" loext:mime-type="image/png">
              <text:p/>
            </draw:image>
          </draw:frame>
          <draw:custom-shape draw:style-name="gr10" draw:text-style-name="P2" draw:layer="layout" svg:width="5cm" svg:height="3.5cm" svg:x="3.893cm" svg:y="0.5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8" draw:layer="layout" svg:width="0.8cm" svg:height="0.5cm" svg:x="2.822cm" svg:y="5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" draw:text-style-name="P9" draw:layer="layout" svg:x1="2.797cm" svg:y1="5.303cm" svg:x2="3.94cm" svg:y2="0.604cm">
            <text:p/>
          </draw:line>
          <draw:line draw:style-name="gr13" draw:text-style-name="P10" draw:layer="layout" svg:x1="2.797cm" svg:y1="5.811cm" svg:x2="3.813cm" svg:y2="4.033cm">
            <text:p/>
          </draw:line>
          <draw:line draw:style-name="gr13" draw:text-style-name="P10" draw:layer="layout" svg:x1="3.559cm" svg:y1="5.811cm" svg:x2="8.766cm" svg:y2="4.033cm">
            <text:p/>
          </draw:line>
          <draw:line draw:style-name="gr13" draw:text-style-name="P10" draw:layer="layout" svg:x1="3.559cm" svg:y1="5.303cm" svg:x2="4.956cm" svg:y2="4.073cm">
            <text:p/>
          </draw:line>
          <draw:frame draw:style-name="gr14" draw:text-style-name="P12" draw:layer="layout" svg:width="2.018cm" svg:height="0.962cm" svg:x="0.2cm" svg:y="0.2cm">
            <draw:text-box>
              <text:p text:style-name="P11">Plate</text:p>
            </draw:text-box>
          </draw:frame>
          <draw:frame draw:style-name="gr15" draw:text-style-name="P12" draw:layer="layout" svg:width="1.797cm" svg:height="0.962cm" svg:x="6.3cm" svg:y="7.201cm">
            <draw:text-box>
              <text:p text:style-name="P11">Well</text:p>
            </draw:text-box>
          </draw:frame>
          <draw:frame draw:style-name="gr16" draw:text-style-name="P12" draw:layer="layout" svg:width="1.666cm" svg:height="0.962cm" svg:x="7.8cm" svg:y="4.002cm">
            <draw:text-box>
              <text:p text:style-name="P11">Site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64" draw:display-name="Transparency 64" draw:style="radial" draw:cx="50%" draw:cy="50%" draw:start="0%" draw:end="100%" draw:border="25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.6cm" fo:page-height="8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21T10:55:13.850081788</dc:date>
    <meta:editing-duration>PT3H15M56S</meta:editing-duration>
    <meta:editing-cycles>15</meta:editing-cycles>
    <meta:generator>LibreOffice/6.4.7.2$Linux_X86_64 LibreOffice_project/40$Build-2</meta:generator>
    <meta:document-statistic meta:object-count="212"/>
  </office:meta>
</office:document-meta>
</file>